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8.712cm"/>
    </style:style>
    <style:style style:name="co16" style:family="table-column">
      <style:table-column-properties fo:break-before="auto" style:column-width="8.241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ro15" style:family="table-row">
      <style:table-row-properties style:row-height="17.348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table-cell-properties style:text-align-source="fix" style:repeat-content="false"/>
      <style:paragraph-properties fo:text-align="center" fo:margin-left="0cm"/>
    </style:style>
    <style:style style:name="ce159" style:family="table-cell" style:parent-style-name="Default" style:data-style-name="N136">
      <style:table-cell-properties style:text-align-source="fix" style:repeat-content="false"/>
      <style:paragraph-properties fo:text-align="end" fo:margin-left="0cm"/>
    </style:style>
    <style:style style:name="ce160"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1" style:family="table-cell" style:parent-style-name="Default" style:data-style-name="N1">
      <style:table-cell-properties style:text-align-source="fix" style:repeat-content="false"/>
      <style:paragraph-properties fo:text-align="end" fo:margin-left="0cm"/>
    </style:style>
    <style:style style:name="ce162"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37">
      <style:table-cell-properties style:text-align-source="fix" style:repeat-content="false"/>
      <style:paragraph-properties fo:text-align="end" fo:margin-left="0cm"/>
    </style:style>
    <style:style style:name="ce164"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4">
      <style:table-cell-properties style:text-align-source="fix" style:repeat-content="false"/>
      <style:paragraph-properties fo:text-align="start" fo:margin-left="0cm"/>
    </style:style>
    <style:style style:name="ce166" style:family="table-cell" style:parent-style-name="Default">
      <style:text-properties fo:font-size="10pt" style:font-size-asian="10pt" style:font-size-complex="10pt"/>
    </style:style>
    <style:style style:name="ce167" style:family="table-cell" style:parent-style-name="Default">
      <style:text-properties style:font-name="Monotype.com" fo:font-size="8pt" style:font-size-asian="8pt" style:font-size-complex="8pt"/>
    </style:style>
    <style:style style:name="ce168"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0"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2"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3"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5"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6"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77"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78"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79"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0"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1"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2"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3"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85"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87"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88"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8"/>
        <table:table-column table:style-name="co10" table:default-cell-style-name="ce158"/>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5" table:formula="of:=IF([.A4];-1;IF([.G4]&lt;&gt;[.H4];0;1))" office:value-type="float" office:value="-1">
            <text:p>SKIP (-1)</text:p>
          </table:table-cell>
          <table:table-cell table:style-name="ce166"/>
        </table:table-row>
        <table:table-row table:style-name="ro6">
          <table:table-cell/>
          <table:table-cell table:style-name="ce157" table:number-columns-repeated="5"/>
          <table:table-cell table:number-columns-repeated="2"/>
          <table:table-cell table:style-name="ce165" table:formula="of:=IF([.A5];-1;IF([.G5]&lt;&gt;[.H5];0;1))" office:value-type="float" office:value="1">
            <text:p>PASS (1)</text:p>
          </table:table-cell>
          <table:table-cell table:style-name="ce166"/>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5"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5"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5"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5"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5"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5"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5"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5"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5"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5"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5"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5"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5"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5"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5"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5"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5"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5"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5"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5"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5"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5"/>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5"/>
          <table:table-cell/>
        </table:table-row>
        <table:table-row table:style-name="ro6" table:number-rows-repeated="17">
          <table:table-cell table:number-columns-repeated="8"/>
          <table:table-cell table:style-name="ce165"/>
          <table:table-cell/>
        </table:table-row>
        <table:table-row table:style-name="ro6">
          <table:table-cell office:value-type="string">
            <text:p>&gt;&gt;&gt;&gt;</text:p>
          </table:table-cell>
          <table:table-cell table:formula="of:=TEST_PARSER(&quot;primitives&quot;)" office:value-type="string" office:string-value="test_Parser(primitives): 1,1 2095">
            <text:p>test_Parser(primitives): 1,1 2095</text:p>
          </table:table-cell>
          <table:table-cell table:formula="of:=TESTSTAT(&quot;name&quot;; [.B46])" office:value-type="string" office:string-value="test_Parser(primitives):">
            <text:p>test_Parser(primitives):</text:p>
          </table:table-cell>
          <table:table-cell table:style-name="ce159" table:formula="of:=TESTSTAT(&quot;time&quot;; [.B46])" office:value-type="float" office:value="1.1">
            <text:p>1,1 sec</text:p>
          </table:table-cell>
          <table:table-cell table:style-name="ce161" table:formula="of:=TESTSTAT(&quot;count&quot;; [.B46])" office:value-type="float" office:value="2095">
            <text:p>2095</text:p>
          </table:table-cell>
          <table:table-cell table:style-name="ce163" table:formula="of:=[.E46]/[.D46]" office:value-type="float" office:value="1904.54545454545">
            <text:p>1904,5 a/sec</text:p>
          </table:table-cell>
          <table:table-cell table:number-columns-repeated="2"/>
          <table:table-cell table:style-name="ce165"/>
          <table:table-cell/>
        </table:table-row>
        <table:table-row table:style-name="ro6">
          <table:table-cell/>
          <table:table-cell table:formula="of:=TEST_PARSER(&quot;multiplicity&quot;)" office:value-type="string" office:string-value="test_Parser(multiplicity): 1,5 1397">
            <text:p>test_Parser(multiplicity): 1,5 1397</text:p>
          </table:table-cell>
          <table:table-cell table:formula="of:=TESTSTAT(&quot;name&quot;; [.B47])" office:value-type="string" office:string-value="test_Parser(multiplicity):">
            <text:p>test_Parser(multiplicity):</text:p>
          </table:table-cell>
          <table:table-cell table:style-name="ce159" table:formula="of:=TESTSTAT(&quot;time&quot;; [.B47])" office:value-type="float" office:value="1.5">
            <text:p>1,5 sec</text:p>
          </table:table-cell>
          <table:table-cell table:style-name="ce161" table:formula="of:=TESTSTAT(&quot;count&quot;; [.B47])" office:value-type="float" office:value="1397">
            <text:p>1397</text:p>
          </table:table-cell>
          <table:table-cell table:style-name="ce163" table:formula="of:=[.E47]/[.D47]" office:value-type="float" office:value="931.333333333333">
            <text:p>931,3 a/sec</text:p>
          </table:table-cell>
          <table:table-cell table:number-columns-repeated="4"/>
        </table:table-row>
        <table:table-row table:style-name="ro6">
          <table:table-cell/>
          <table:table-cell table:formula="of:=TEST_PARSER(&quot;basic&quot;)" office:value-type="string" office:string-value="test_Parser(basic): 2,1 3205">
            <text:p>test_Parser(basic): 2,1 3205</text:p>
          </table:table-cell>
          <table:table-cell table:formula="of:=TESTSTAT(&quot;name&quot;; [.B48])" office:value-type="string" office:string-value="test_Parser(basic):">
            <text:p>test_Parser(basic):</text:p>
          </table:table-cell>
          <table:table-cell table:style-name="ce159" table:formula="of:=TESTSTAT(&quot;time&quot;; [.B48])" office:value-type="float" office:value="2.1">
            <text:p>2,1 sec</text:p>
          </table:table-cell>
          <table:table-cell table:style-name="ce161" table:formula="of:=TESTSTAT(&quot;count&quot;; [.B48])" office:value-type="float" office:value="3205">
            <text:p>3205</text:p>
          </table:table-cell>
          <table:table-cell table:style-name="ce163" table:formula="of:=[.E48]/[.D48]" office:value-type="float" office:value="1526.19047619048">
            <text:p>1526,2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59" table:formula="of:=TESTSTAT(&quot;time&quot;; [.B49])" office:value-type="float" office:value="0.7">
            <text:p>0,7 sec</text:p>
          </table:table-cell>
          <table:table-cell table:style-name="ce161" table:formula="of:=TESTSTAT(&quot;count&quot;; [.B49])" office:value-type="float" office:value="471">
            <text:p>471</text:p>
          </table:table-cell>
          <table:table-cell table:style-name="ce163"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2,6 2948">
            <text:p>test_Parser(numbers): 2,6 2948</text:p>
          </table:table-cell>
          <table:table-cell table:formula="of:=TESTSTAT(&quot;name&quot;; [.B50])" office:value-type="string" office:string-value="test_Parser(numbers):">
            <text:p>test_Parser(numbers):</text:p>
          </table:table-cell>
          <table:table-cell table:style-name="ce159" table:formula="of:=TESTSTAT(&quot;time&quot;; [.B50])" office:value-type="float" office:value="2.6">
            <text:p>2,6 sec</text:p>
          </table:table-cell>
          <table:table-cell table:style-name="ce161" table:formula="of:=TESTSTAT(&quot;count&quot;; [.B50])" office:value-type="float" office:value="2948">
            <text:p>2948</text:p>
          </table:table-cell>
          <table:table-cell table:style-name="ce163" table:formula="of:=[.E50]/[.D50]" office:value-type="float" office:value="1133.84615384615">
            <text:p>1133,8 a/sec</text:p>
          </table:table-cell>
          <table:table-cell table:number-columns-repeated="4"/>
        </table:table-row>
        <table:table-row table:style-name="ro6">
          <table:table-cell/>
          <table:table-cell table:formula="of:=TEST_PARSER(&quot;types&quot;)" office:value-type="string" office:string-value="test_Parser(types): 5,5 11062">
            <text:p>test_Parser(types): 5,5 11062</text:p>
          </table:table-cell>
          <table:table-cell table:formula="of:=TESTSTAT(&quot;name&quot;; [.B51])" office:value-type="string" office:string-value="test_Parser(types):">
            <text:p>test_Parser(types):</text:p>
          </table:table-cell>
          <table:table-cell table:style-name="ce159" table:formula="of:=TESTSTAT(&quot;time&quot;; [.B51])" office:value-type="float" office:value="5.5">
            <text:p>5,5 sec</text:p>
          </table:table-cell>
          <table:table-cell table:style-name="ce161" table:formula="of:=TESTSTAT(&quot;count&quot;; [.B51])" office:value-type="float" office:value="11062">
            <text:p>11062</text:p>
          </table:table-cell>
          <table:table-cell table:style-name="ce163" table:formula="of:=[.E51]/[.D51]" office:value-type="float" office:value="2011.27272727273">
            <text:p>2011,3 a/sec</text:p>
          </table:table-cell>
          <table:table-cell table:number-columns-repeated="4"/>
        </table:table-row>
        <table:table-row table:style-name="ro6">
          <table:table-cell table:number-columns-repeated="3"/>
          <table:table-cell table:style-name="ce160" table:formula="of:=SUM([.D46:.D51])" office:value-type="float" office:value="13.5">
            <text:p>13,5 sec</text:p>
          </table:table-cell>
          <table:table-cell table:style-name="ce162" table:formula="of:=SUM([.E46:.E51])" office:value-type="float" office:value="21178">
            <text:p>21178</text:p>
          </table:table-cell>
          <table:table-cell table:style-name="ce164" table:formula="of:=[.E52]/[.D52]" office:value-type="float" office:value="1568.74074074074">
            <text:p>1568,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2,1 21173">
            <text:p>test_Parser(all): 12,1 21173</text:p>
          </table:table-cell>
          <table:table-cell table:formula="of:=TESTSTAT(&quot;name&quot;; [.B54])" office:value-type="string" office:string-value="test_Parser(all):">
            <text:p>test_Parser(all):</text:p>
          </table:table-cell>
          <table:table-cell table:style-name="ce159" table:formula="of:=TESTSTAT(&quot;time&quot;; [.B54])" office:value-type="float" office:value="12.1">
            <text:p>12,1 sec</text:p>
          </table:table-cell>
          <table:table-cell table:style-name="ce161" table:formula="of:=TESTSTAT(&quot;count&quot;; [.B54])" office:value-type="float" office:value="21173">
            <text:p>21173</text:p>
          </table:table-cell>
          <table:table-cell table:style-name="ce163" table:formula="of:=[.E54]/[.D54]" office:value-type="float" office:value="1749.8347107438">
            <text:p>1749,8 a/sec</text:p>
          </table:table-cell>
          <table:table-cell table:number-columns-repeated="4"/>
        </table:table-row>
        <table:table-row table:style-name="ro6">
          <table:table-cell table:number-columns-repeated="3"/>
          <table:table-cell table:style-name="ce159"/>
          <table:table-cell table:style-name="ce161"/>
          <table:table-cell table:style-name="ce163"/>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4"/>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swap cons []) ((mkASN '(. . .)' Empty) a0))?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swap cons []) ((mkASN '(. . .)' Empty) a0))? &gt;&gt;= return ° (mkDtMult '(?):(. . .)')&#13;&#10;       return [a0, a1, a2, a3]&#13;&#10;      ) &gt;&gt;= return ° (mkDtNonterminal 'T')&#13;&#10;F ::= (C &gt;&gt;= return ° (swap cons [])) | (I &gt;&gt;= return ° (swap cons [])) | (N &gt;&gt;= return ° (swap cons []))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Mult '(+):(..|..)') &gt;&gt;= return ° \a0.(mkDtNonterminal 'I') ((swap cons []) a0)&#13;&#10;C ::= ((str '0') &gt;&gt;= return ° mkDtTerminal) | ((str '1') &gt;&gt;= return ° mkDtTerminal) &gt;&gt;= return ° \a0.(mkDtNonterminal 'C') ((swap cons []) a0)&#13;&#10;W ::= ((str ' ') &gt;&gt;= return ° mkDtTerminal) | ((str '\t') &gt;&gt;= return ° mkDtTerminal) &gt;&gt;= return ° \a0.(mkDtNonterminal 'W') ((swap cons []) 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swap cons []) ((mkASN '(. . .)' Empty) a0))?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swap cons []) ((mkASN '(. . .)' Empty) a0))? &gt;&gt;= return ° (mkDtMult '(?):(. . .)')<text:line-break/> <text:s text:c="6"/>return [a0, a1, a2, a3]<text:line-break/> <text:s text:c="5"/>) &gt;&gt;= return ° (mkDtNonterminal 'T')<text:line-break/>F ::= (C &gt;&gt;= return ° (swap cons [])) | (I &gt;&gt;= return ° (swap cons [])) | (N &gt;&gt;= return ° (swap cons []))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Mult '(+):(..|..)') &gt;&gt;= return ° \a0.(mkDtNonterminal 'I') ((swap cons []) a0)<text:line-break/>C ::= ((str '0') &gt;&gt;= return ° mkDtTerminal) | ((str '1') &gt;&gt;= return ° mkDtTerminal) &gt;&gt;= return ° \a0.(mkDtNonterminal 'C') ((swap cons []) a0)<text:line-break/>W ::= ((str ' ') &gt;&gt;= return ° mkDtTerminal) | ((str '\t') &gt;&gt;= return ° mkDtTerminal) &gt;&gt;= return ° \a0.(mkDtNonterminal 'W') ((swap cons []) 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ChildVal" form:control-implementation="ooo:com.sun.star.form.component.CheckBox" xml:id="control6" form:id="control6" form:label="upSingleChildVal" form:tab-index="5" form:value="1" form:linked-cell="Tabelle11.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form>
        </office:forms>
        <table:table-column table:style-name="co14" table:default-cell-style-name="ce167"/>
        <table:table-column table:style-name="co15" table:default-cell-style-name="ce167"/>
        <table:table-column table:style-name="co16" table:default-cell-style-name="ce167"/>
        <table:table-column table:style-name="co17" table:default-cell-style-name="ce179"/>
        <table:table-column table:style-name="co17" table:default-cell-style-name="ce183"/>
        <table:table-column table:style-name="co18" table:default-cell-style-name="ce167"/>
        <table:table-column table:style-name="co5" table:number-columns-repeated="1018" table:default-cell-style-name="ce167"/>
        <table:table-row table:style-name="ro14">
          <table:table-cell table:number-columns-repeated="2"/>
          <table:table-cell table:style-name="ce171" table:number-columns-repeated="2"/>
          <table:table-cell table:style-name="ce180"/>
          <table:table-cell table:style-name="ce171"/>
          <table:table-cell table:number-columns-repeated="1018"/>
        </table:table-row>
        <table:table-row table:style-name="ro6">
          <table:table-cell/>
          <table:table-cell table:style-name="ce168" office:value-type="string" table:number-columns-spanned="1" table:number-rows-spanned="16">
            <text:p><text:s text:c="10"/>S ::= Grammar</text:p>
            <text:p/>
            <text:p><text:s text:c="9"/>ws ::= [ \t]</text:p>
            <text:p><text:s text:c="9"/>nl ::= "\r" "\n"?</text:p>
            <text:p><text:s text:c="14"/>| "\n" "\r"?</text:p>
            <text:p><text:s text:c="4"/>lineSep ::= ws* nl ws*</text:p>
            <text:p><text:span text:style-name="T2"><text:s text:c="6"/></text:span><text:span text:style-name="T2">Ident ::= [_A-Za-z][\-0-9_A-Za-z]*</text:span></text:p>
            <text:p><text:span text:style-name="T2"/></text:p>
            <text:p><text:s text:c="4"/>Grammar ::= ws* Rule ws* (nl+ ws* Rule)*</text:p>
            <text:p><text:s text:c="7"/>Rule ::= ws* RuleName ws* "::=" Alt</text:p>
            <text:p><text:s text:c="3"/>RuleName ::= Ident</text:p>
            <text:p><text:s text:c="8"/>Alt ::= Con (nl? ws* "|" Con)*</text:p>
            <text:p><text:s text:c="8"/>Con ::= (ws* Atom ws*)+</text:p>
            <text:p><text:s text:c="6"/>Atom <text:s/>::= "(" Alt ")"</text:p>
            <text:p><text:s text:c="14"/>| Nonterminal</text:p>
            <text:p><text:s text:c="14"/>| Terminal</text:p>
            <text:p><text:span text:style-name="T2">Nonterminal ::= Ident</text:span></text:p>
            <text:p><text:span text:style-name="T2"><text:s text:c="3"/></text:span><text:span text:style-name="T2">Terminal ::= …</text:span></text:p>
          </table:table-cell>
          <table:table-cell table:style-name="ce172" table:formula="of:=DERIVATIONTREE_PRSGRAMMAR([.B18]; SUM([.D2:.D17]))" office:value-type="string" office:string-value="─Grammar&#13;&#10; ├─Rule&#13;&#10; │ ├─RuleName:'FoO_7'&#13;&#10; │ └─Alt&#13;&#10; │   ├─Con&#13;&#10; │   │ ├─Nonterminal:'AB'&#13;&#10; │   │ └─Nonterminal:'C'&#13;&#10; │   └─Con&#13;&#10; │     └─Nonterminal:'D'&#13;&#10; └─Rule&#13;&#10;   ├─RuleName:'Bar'&#13;&#10;   └─Alt&#13;&#10;     ├─Con&#13;&#10;     │ └─Nonterminal:'Blah'&#13;&#10;     ├─Con&#13;&#10;     │ └─Nonterminal:'Asdf'&#13;&#10;     └─Con&#13;&#10;       └─Nonterminal:'Qmbl'" table:number-columns-spanned="1" table:number-rows-spanned="17">
            <text:p>─Grammar</text:p>
            <text:p><text:s/>├─Rule</text:p>
            <text:p><text:s/>│ ├─RuleName:'FoO_7'</text:p>
            <text:p><text:s/>│ └─Alt</text:p>
            <text:p><text:s/>│ <text:s text:c="2"/>├─Con</text:p>
            <text:p><text:s/>│ <text:s text:c="2"/>│ ├─Nonterminal:'AB'</text:p>
            <text:p><text:s/>│ <text:s text:c="2"/>│ └─Nonterminal:'C'</text:p>
            <text:p><text:s/>│ <text:s text:c="2"/>└─Con</text:p>
            <text:p><text:s/>│ <text:s text:c="4"/>└─Nonterminal:'D'</text:p>
            <text:p><text:s/>└─Rule</text:p>
            <text:p><text:s text:c="3"/>├─RuleName:'Bar'</text:p>
            <text:p><text:s text:c="3"/>└─Alt</text:p>
            <text:p><text:s text:c="5"/>├─Con</text:p>
            <text:p><text:s text:c="5"/>│ └─Nonterminal:'Blah'</text:p>
            <text:p><text:s text:c="5"/>├─Con</text:p>
            <text:p><text:s text:c="5"/>│ └─Nonterminal:'Asdf'</text:p>
            <text:p><text:s text:c="5"/>└─Con</text:p>
            <text:p><text:s text:c="7"/>└─Nonterminal:'Qmbl'</text:p>
          </table:table-cell>
          <table:table-cell table:style-name="ce175" table:formula="of:=[.E2]*[.F2]" office:value-type="float" office:value="1">
            <text:p>1</text:p>
          </table:table-cell>
          <table:table-cell table:style-name="ce181" office:value-type="string">
            <text:p>1</text:p>
          </table:table-cell>
          <table:table-cell table:style-name="ce185"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69"/>
          <table:covered-table-cell table:style-name="ce173"/>
          <table:table-cell table:style-name="ce176" table:formula="of:=[.E3]*[.F3]" office:value-type="float" office:value="2">
            <text:p>2</text:p>
          </table:table-cell>
          <table:table-cell table:style-name="ce182" office:value-type="string">
            <text:p>1</text:p>
          </table:table-cell>
          <table:table-cell table:style-name="ce186"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69"/>
          <table:covered-table-cell table:style-name="ce173"/>
          <table:table-cell table:style-name="ce176" table:formula="of:=[.E4]*[.F4]" office:value-type="float" office:value="4">
            <text:p>4</text:p>
          </table:table-cell>
          <table:table-cell table:style-name="ce182" office:value-type="string">
            <text:p>1</text:p>
          </table:table-cell>
          <table:table-cell table:style-name="ce186"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69"/>
          <table:covered-table-cell table:style-name="ce173"/>
          <table:table-cell table:style-name="ce176" table:formula="of:=[.E5]*[.F5]" office:value-type="float" office:value="8">
            <text:p>8</text:p>
          </table:table-cell>
          <table:table-cell table:style-name="ce182" office:value-type="string">
            <text:p>1</text:p>
          </table:table-cell>
          <table:table-cell table:style-name="ce186"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69"/>
          <table:covered-table-cell table:style-name="ce173"/>
          <table:table-cell table:style-name="ce176" table:formula="of:=[.E6]*[.F6]" office:value-type="float" office:value="16">
            <text:p>16</text:p>
          </table:table-cell>
          <table:table-cell table:style-name="ce182" office:value-type="string">
            <text:p>1</text:p>
          </table:table-cell>
          <table:table-cell table:style-name="ce186"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6">
          <table:table-cell/>
          <table:covered-table-cell table:style-name="ce169"/>
          <table:covered-table-cell table:style-name="ce173"/>
          <table:table-cell table:style-name="ce177"/>
          <table:table-cell/>
          <table:table-cell table:style-name="ce187"/>
          <table:table-cell table:number-columns-repeated="1018"/>
        </table:table-row>
        <table:table-row table:style-name="ro15">
          <table:table-cell/>
          <table:table-cell table:style-name="ce170" office:value-type="string">
            <text:p><text:s/>FoO_7 ::= AB <text:s/>C|D</text:p>
            <text:p>Bar ::= Blah | Asdf <text:s/></text:p>
            <text:p><text:s text:c="9"/>| Qmbl </text:p>
          </table:table-cell>
          <table:covered-table-cell table:style-name="ce174"/>
          <table:table-cell table:style-name="ce178"/>
          <table:table-cell table:style-name="ce184"/>
          <table:table-cell table:style-name="ce188"/>
          <table:table-cell table:number-columns-repeated="1018"/>
        </table:table-row>
        <table:table-row table:style-name="ro14" table:number-rows-repeated="1048557">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11.05.2017</text:date>, <text:time>13:50:1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1T13:50:16.62</dc:date>
    <meta:editing-duration>P153DT15H59M4S</meta:editing-duration>
    <meta:editing-cycles>572</meta:editing-cycles>
    <meta:generator>OpenOffice/4.1.2$Win32 OpenOffice.org_project/412m3$Build-9782</meta:generator>
    <meta:document-statistic meta:table-count="11" meta:cell-count="7733"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R),  "\n") ' TODO: fix toString \r vs \n
			t = Join(Split(t, LF),  "\r") ' TODO: fix toString \r vs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Static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zeroOrOne: " &amp; applyP_zeroOrOne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ZeroOrOne(pItem))
	assert_parses(p, "",		Empty, 1).x
	assert_parses(p, " ",		Empty, 2).x
	assert_parses(p, "a",		Empty, 2).x
	assert_parses(p, "1",		Empty, 2).x
	assert_parses(p, "[]",		Empty, 2).x ' reads at most one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hr(13),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 oFn = mkASN(dtAnonAltLabel, Empty) :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 oFn = mkASN(dtAnonConLabel, Empty) :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dtAnonAltLabel
		Case "seq":		t = dtAnonConLabel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chr(13) &amp; chr(10)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_toDerivationP(p.st0, seen, options)
					f = mkDtNonterminal("(skip)")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q,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_
								options _
							)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typs As Object
						typs = nil
						While Not(isNil(qs))
							q = car(qs)
							q = _toDerivationP(q, seen, options)
							If Not(isPSkip(q)) Then
								typs = cons(q.typ, typs)
							End If
							rs = cons(q, rs)
							qs = cdr(qs)
						Wend
						' ATTENTION: typs is backwards
						If equ(typs, List( _
								typ_Parser_List_ASN, _
								typ_Parser_ASN _
							)) _
						Then
							result = pSeq(toArray(reverse(rs)), cons)
							result.typ = typ_Parser_List_ASN
						Else
							' What we could do is make a big list with
							' the 2nd arg for cons "flattened" in
							'msgbox("pSeq(..., cons): " &amp; toString(typs) _
							'&amp; chr(13) &amp; chr(10) &amp; toString(p))
							result = _toDerivationP( _
								pSeqL(p.st(0), id), _
								seen, options)
						End If
					ElseIf fName = getFnName(Fn.foldl)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f = swap(mkASN(s), nil)
						f = ite(compose(Fn.isEmpty, asnLabel), _
								compose(f, asnValue), _
								compose(mkDtNonterminal(s), swap(cons, nil)) _
							)
						q = pBind(q, compose(pReturn, f))
						's = toString(p.st0) &amp; " :: " &amp; toString(p.st0.typ)
						'msgbox(s &amp; NL &amp; toString(q))
					Else
						f = mkDtNonterminal(s)
						If q.typ = typ_Parser_ASN Then
							f = compose(f, swap(cons, nil))
						End If
						q = pBind(q, compose(pReturn, f))
					End If
					result = fixIndirection(p.st3, q)
					result.typ = typ_Parser_ASN
				End If
			Case Else
				croak("toDerivationP: cannot handle .tp=" &amp; toString(p.tp))
		End Select
	End If
	_toDerivationP = result
End Function

'= tests ======================================================================

Function test_AST()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hr(13) &amp; chr(13)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result As Variant, parseResult As Variant
	p = toDerivationP(pGrmGrammar, options)
	'msgbox(toString(p))
	parseResult = applyP(p, s)
	If isParseFailure(parseResult) Then
		result = "!ParseFailure!"
	Else
		result = toString(parseResult(0))
	End If
			
	derivationTree_prsGrammar = result
End Function


Function pGrmNewline()
	Static result As Object
	If isNull(result) Then
		result = pChoice( _
			pSeq(Array( _
				pStr(CR), _
				pZeroOrOne2("", pStr(LF)) _
			), concat), _
			pSeq(Array( _
				pStr(LF), _
				pZeroOrOne2("", pStr(CR)) _
			), concat) _
		)
		result = fixIndirection(pInd("nl"), result)
	End If
	pGrmNewline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Grammar()
	Static result As Object
	If isNull(result) Then
		result = pSeq(Array( _
					pSkip(pMany(pWhite)), _
					pGrmRule, _
					pSkip(pMany(pWhite)), _
					pMany( _
						pSeq(Array( _
							pSkip(pMany1(pGrmNewline)), _
							pGrmRule _
						), id) _
					) _
				 ), cons)
		result = fixIndirection(pInd("Grammar"), result)
	End If
	pGrmGrammar = resul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Newline)), _
					pSkip(pMany(pWhite)), _
					pSkip(pStr("|")), _
					pGrmCon _
				), id) _
			) _
		), cons)
		result = fixIndirection(pInd("Alt"), result)
	End If
	pGrmAlt = result
End Function

Function pGrmCon()
	Static result As Object
	If isNull(result) Then
		Dim pCon As Object
		pCon = pInd("Con")
		result = pMany1( _
			pSeq(Array( _
				pSkip(pMany(pWhite)), _
				pGrmNonterminal, _
				pSkip(pMany(pWhite)) _
			), id) _
		)
		result = fixIndirection(pCon, result)
	End If
	pGrmCon = result
End Function

Function pGrmNonterminal()
	Static result As Object
	If isNull(result) Then
		result = pGrmIdent
		result = fixIndirection(pInd("Nonterminal"), result)
	End If
	pGrmNonterminal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newline()
	test_PrsGrammar_pGrmMult()

	' pGrmIdent, pGrmRuleName and pGrmNonterminal are essentially the same
	test_PrsGrammar_ident(pGrmIdent)
	test_PrsGrammar_ident(pGrmRuleName) 	'    RuleName ::= ident
	test_PrsGrammar_ident(pGrmNonterminal)	' Nonterminal ::= ident
End Function


Function test_PrsGrammar_newline()
	Dim p As Object, x As Object
	p = pGrmNewline
	
	refute_parses(p, Array( _
		"", "*", "+", "?", "=", ":", ".", "|", "-", "_", _
		"(", ")", "[", "]", "{", "}", _
		" ", TAB, _
		"0", "1", "2", "3", "4", "5", "6", "7", "8", "9", _
		"a", "b", "c",   "q",        "x", "y", "z", _
		"A", "B", "C",        "R",   "X", "Y", "Z" _
	)).x
	Dim sCR As String, sLF As String
	sCR = "\n" ' TODO: fix toString \r vs \n
	sLF = "\r" ' TODO: fix toString \r vs \n
	
	Dim CRLF As String,  LFCR As String
	Dim sCRLF As String, sLFCR As String
	CRLF = CR &amp; LF : sCRLF = sCR &amp; sLF
	LFCR = LF &amp; CR : sLFCR = sLF &amp; sCR
	
	assert_parses(p, CR,		sCR, 2).x
	assert_parses(p, LF, 		sLF, 2).x
	assert_parses(p, CR &amp; " ",	sCR, 2).x
	assert_parses(p, LF &amp; " ",	sLF, 2).x
	assert_parses(p, CR &amp; CR,	sCR, 2).x ' consumes only one!
	assert_parses(p, LF &amp; LF,	sLF, 2).x

	assert_parses(p, CRLF, 		sCR &amp; sLF, 3).x ' consumes both!
	assert_parses(p, LFCR, 		sLF &amp; sCR, 3).x
	assert_parses(p, CRLF &amp; " ",	sCR &amp; sLF, 3).x
	assert_parses(p, LFCR &amp; " ",	sLF &amp; sCR, 3).x
	
	assert_parses(p, CRLF &amp; CR, sCRLF, 3).x ' consumes only first two!
	assert_parses(p, CRLF &amp; LF, sCRLF, 3).x
	assert_parses(p, LFCR &amp; CR, sLFCR, 3).x
	assert_parses(p, LFCR &amp; LF, sLFCR, 3).x
	
	p = pMany(p)
	' all the following yield exactly two strings:
	assert_parses(p, CR &amp; CR,			List(sCR, sCR),		3).x
	assert_parses(p, LF &amp; LF,			List(sLF, sLF),		3).x
	assert_parses(p, CR &amp; CRLF,			List(sCR, sCRLF),	4).x
	assert_parses(p, LF &amp; LFCR,			List(sLF, sLFCR),	4).x
	assert_parses(p, CRLF &amp; CR,			List(sCRLF, sCR),	4).x
	assert_parses(p, CRLF &amp; LF,			List(sCRLF, sLF),	4).x
	assert_parses(p, LFCR &amp; CR,			List(sLFCR, sCR),	4).x
	assert_parses(p, LFCR &amp; LF,			List(sLFCR, sLF),	4).x
	assert_parses(p, CRLF &amp; CRLF,		List(sCRLF, sCRLF),	5).x
	assert_parses(p, CRLF &amp; LFCR,		List(sCRLF, sLFCR),	5).x
	assert_parses(p, LFCR &amp; CRLF,		List(sLFCR, sCRLF),	5).x
	assert_parses(p, LFCR &amp; LFCR,		List(sLFCR, sLFCR),	5).x
	' again with an additional non-CR, non-LF character suffix:
	assert_parses(p, CR &amp; CR &amp; " ",		List(sCR, sCR),		3).x
	assert_parses(p, LF &amp; LF &amp; " ",		List(sLF, sLF),		3).x
	assert_parses(p, CR &amp; CRLF &amp; " ",	List(sCR, sCRLF),	4).x
	assert_parses(p, LF &amp; LFCR &amp; " ",	List(sLF, sLFCR),	4).x
	assert_parses(p, CRLF &amp; CR &amp; " ",	List(sCRLF, sCR),	4).x
	assert_parses(p, CRLF &amp; LF &amp; " ",	List(sCRLF, sLF),	4).x
	assert_parses(p, LFCR &amp; CR &amp; " ",	List(sLFCR, sCR),	4).x
	assert_parses(p, LFCR &amp; LF &amp; " ",	List(sLFCR, sLF),	4).x
	assert_parses(p, CRLF &amp; CRLF &amp; " ",	List(sCRLF, sCRLF),	5).x
	assert_parses(p, CRLF &amp; LFCR &amp; " ",	List(sCRLF, sLFCR),	5).x
	assert_parses(p, LFCR &amp; CRLF &amp; " ",	List(sLFCR, sCRLF),	5).x
	assert_parses(p, LFCR &amp; LFCR &amp; " ",	List(sLFCR, sLFCR),	5).x
End Function

Function test_PrsGrammar_ident(p As Object)
	Dim x As Objec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